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Inter" svg:font-family="Inter" style:font-family-generic="swiss" style:font-pitch="variable" svg:panose-1="2 0 8 3 0 0 0 2 0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buntu" svg:font-family="Ubuntu" style:font-family-generic="swiss" style:font-pitch="variable"/>
  </office:font-face-decls>
  <office:automatic-styles>
    <text:list-style style:name="LFO2">
      <text:list-level-style-bullet text:level="1" text:style-name="WW_CharLFO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Ubuntu"/>
      </text:list-level-style-bullet>
      <text:list-level-style-bullet text:level="2" text:style-name="WW_CharLFO2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Standaard" style:family="paragraph">
      <style:text-properties fo:language="nl" fo:country="NL"/>
    </style:style>
    <style:style style:name="P3" style:parent-style-name="Kop1" style:family="paragraph">
      <style:text-properties style:font-name="Inter" fo:font-weight="bold" style:font-weight-asian="bold" style:font-weight-complex="bold" fo:color="#000000" style:text-underline-type="single" style:text-underline-style="solid" style:text-underline-width="auto" style:text-underline-mode="continuous" fo:language="nl" fo:country="NL"/>
    </style:style>
    <style:style style:name="P4" style:parent-style-name="Standaard" style:family="paragraph">
      <style:text-properties fo:language="nl" fo:country="NL"/>
    </style:style>
    <style:style style:name="P5" style:parent-style-name="Lijstalinea" style:family="paragraph">
      <style:paragraph-properties fo:margin-left="0.25in">
        <style:tab-stops/>
      </style:paragraph-properties>
    </style:style>
    <style:style style:name="T6" style:parent-style-name="Nadruk" style:family="text">
      <style:text-properties fo:language="en" fo:country="GB"/>
    </style:style>
    <style:style style:name="T7" style:parent-style-name="Standaardalinea-lettertype" style:family="text">
      <style:text-properties fo:language="nl" fo:country="NL"/>
    </style:style>
    <style:style style:name="P8" style:parent-style-name="Lijstalinea" style:family="paragraph">
      <style:paragraph-properties fo:margin-left="0.25in">
        <style:tab-stops/>
      </style:paragraph-properties>
    </style:style>
    <style:style style:name="T9" style:parent-style-name="Nadruk" style:family="text">
      <style:text-properties fo:language="en" fo:country="GB"/>
    </style:style>
    <style:style style:name="T10" style:parent-style-name="Nadruk" style:family="text">
      <style:text-properties fo:language="en" fo:country="GB"/>
    </style:style>
    <style:style style:name="T11" style:parent-style-name="Nadruk" style:family="text">
      <style:text-properties fo:language="en" fo:country="GB"/>
    </style:style>
    <style:style style:name="T12" style:parent-style-name="Hyperlink" style:family="text">
      <style:text-properties fo:language="nl" fo:country="NL"/>
    </style:style>
    <style:style style:name="T13" style:parent-style-name="Hyperlink" style:family="text">
      <style:text-properties fo:language="nl" fo:country="NL"/>
    </style:style>
    <style:style style:name="T14" style:parent-style-name="Hyperlink" style:family="text">
      <style:text-properties fo:language="nl" fo:country="NL"/>
    </style:style>
    <style:style style:name="P15" style:parent-style-name="Lijstalinea" style:family="paragraph">
      <style:paragraph-properties fo:margin-left="0.25in">
        <style:tab-stops/>
      </style:paragraph-properties>
    </style:style>
    <style:style style:name="T16" style:parent-style-name="Nadruk" style:family="text">
      <style:text-properties fo:language="en" fo:country="GB"/>
    </style:style>
    <style:style style:name="T17" style:parent-style-name="Nadruk" style:family="text">
      <style:text-properties fo:language="en" fo:country="GB"/>
    </style:style>
    <style:style style:name="T18" style:parent-style-name="Nadruk" style:family="text">
      <style:text-properties fo:language="en" fo:country="GB"/>
    </style:style>
    <style:style style:name="T19" style:parent-style-name="Nadruk" style:family="text">
      <style:text-properties fo:language="en" fo:country="GB"/>
    </style:style>
    <style:style style:name="P20" style:parent-style-name="Lijstalinea" style:family="paragraph">
      <style:paragraph-properties fo:margin-left="0.25in">
        <style:tab-stops/>
      </style:paragraph-properties>
    </style:style>
    <style:style style:name="T21" style:parent-style-name="Nadruk" style:family="text">
      <style:text-properties fo:language="en" fo:country="GB"/>
    </style:style>
    <style:style style:name="T22" style:parent-style-name="Nadruk" style:family="text">
      <style:text-properties fo:language="en" fo:country="GB"/>
    </style:style>
    <style:style style:name="T23" style:parent-style-name="Nadruk" style:family="text">
      <style:text-properties fo:language="en" fo:country="GB"/>
    </style:style>
    <style:style style:name="T24" style:parent-style-name="Nadruk" style:family="text">
      <style:text-properties fo:language="en" fo:country="GB"/>
    </style:style>
    <style:style style:name="T25" style:parent-style-name="Hyperlink" style:family="text">
      <style:text-properties fo:language="nl" fo:country="NL"/>
    </style:style>
    <style:style style:name="T26" style:parent-style-name="Hyperlink" style:family="text">
      <style:text-properties fo:language="nl" fo:country="NL"/>
    </style:style>
    <style:style style:name="T27" style:parent-style-name="Hyperlink" style:family="text">
      <style:text-properties fo:language="nl" fo:country="NL"/>
    </style:style>
    <style:style style:name="T28" style:parent-style-name="Standaardalinea-lettertype" style:family="text">
      <style:text-properties fo:language="nl" fo:country="NL"/>
    </style:style>
    <style:style style:name="P29" style:parent-style-name="Lijstalinea" style:family="paragraph">
      <style:paragraph-properties fo:margin-left="0.25in">
        <style:tab-stops/>
      </style:paragraph-properties>
    </style:style>
    <style:style style:name="T30" style:parent-style-name="Nadruk" style:family="text">
      <style:text-properties fo:language="en" fo:country="GB"/>
    </style:style>
    <style:style style:name="T31" style:parent-style-name="Nadruk" style:family="text">
      <style:text-properties fo:language="en" fo:country="GB"/>
    </style:style>
    <style:style style:name="T32" style:parent-style-name="Nadruk" style:family="text">
      <style:text-properties fo:language="en" fo:country="GB"/>
    </style:style>
  </office:automatic-styles>
  <office:body>
    <office:text text:use-soft-page-breaks="true">
      <text:p text:style-name="P1">IEEE Bronnenlijst researchproject 2021-2022</text:p>
      <text:p text:style-name="P2"/>
      <text:h text:style-name="P3" text:outline-level="1">Week 1 – Opstellen contract plan</text:h>
      <text:p text:style-name="P4"/>
      <text:p text:style-name="Standaard">Serverside caching:<text:s/><text:a xlink:href="https://www.apollographql.com/docs/apollo-server/performance/caching/" office:target-frame-name="_top" xlink:show="replace"><text:span text:style-name="Hyperlink">https://www.apollographql.co</text:span><text:bookmark-start text:name="_Hlt87284743"/><text:bookmark-start text:name="_Hlt87284744"/><text:span text:style-name="Hyperlink">m</text:span><text:bookmark-end text:name="_Hlt87284743"/><text:bookmark-end text:name="_Hlt87284744"/><text:span text:style-name="Hyperlink">/docs/apollo-server/performance/caching/</text:span></text:a></text:p>
      <text:p text:style-name="P5"><text:span text:style-name="T6">Server-side caching, 3 augustus 2021. [Online].<text:s/></text:span><text:span text:style-name="Nadruk">Beschikbaar: https://www.apollographql.com/docs/apollo-server/performance/caching/. [Geraadpleegd op 8 november 2021].</text:span></text:p>
      <text:p text:style-name="Standaard"><text:span text:style-name="T7">Client side:<text:s/></text:span></text:p>
      <text:p text:style-name="P8"><text:bookmark-start text:name="_Hlk87285190"/><text:span text:style-name="T9">Configuring the Apollo Client cache, 26 juli 2021. [Online]. Beschikbaar:<text:s/></text:span><text:a xlink:href="https://www.apollographql.com/docs/react/caching/cache-configuration/" office:target-frame-name="_top" xlink:show="replace"><text:span text:style-name="T10">https://www.apollographql.com/docs/react/caching/cache-configuration/</text:span></text:a><text:span text:style-name="T11">. [Geraadpleegd op 8 november 2021].</text:span></text:p>
      <text:p text:style-name="Standaard"><text:bookmark-end text:name="_Hlk87285190"/><text:a xlink:href="https://relay.dev/" office:target-frame-name="_top" xlink:show="replace"><text:span text:style-name="T12">https://relay.de</text:span><text:bookmark-start text:name="_Hlt87285424"/><text:bookmark-start text:name="_Hlt87285425"/><text:span text:style-name="T13">v</text:span><text:bookmark-end text:name="_Hlt87285424"/><text:bookmark-end text:name="_Hlt87285425"/><text:span text:style-name="T14">/</text:span></text:a></text:p>
      <text:p text:style-name="P15"><text:bookmark-start text:name="_Hlk87285811"/><text:span text:style-name="T16">Introduction to relay, 11 mei 2021</text:span><text:span text:style-name="T17">. [Online]. Beschikbaar:<text:s/></text:span><text:a xlink:href="https://relay.dev/docs/" office:target-frame-name="_top" xlink:show="replace"><text:span text:style-name="T18">https://relay.dev/docs/</text:span></text:a><text:span text:style-name="T19">. [Geraadpleegd op 8 november 2021].</text:span><text:bookmark-end text:name="_Hlk87285811"/></text:p>
      <text:p text:style-name="Standaard">CDN:</text:p>
      <text:p text:style-name="Standaard"><text:a xlink:href="https://graphcdn.io/" office:target-frame-name="_top" xlink:show="replace"><text:span text:style-name="Hyperlink">https://graphcd</text:span><text:bookmark-start text:name="_Hlt87285979"/><text:bookmark-start text:name="_Hlt87285980"/><text:span text:style-name="Hyperlink">n</text:span><text:bookmark-end text:name="_Hlt87285979"/><text:bookmark-end text:name="_Hlt87285980"/><text:span text:style-name="Hyperlink">.io/</text:span></text:a></text:p>
      <text:p text:style-name="P20"><text:bookmark-start text:name="_Hlk87286396"/><text:span text:style-name="T21">GraphCDN Features,<text:s/></text:span><text:span text:style-name="T22">2021. [Online]. Beschikbaar:<text:s/></text:span><text:a xlink:href="https://graphcdn.io/features" office:target-frame-name="_top" xlink:show="replace"><text:span text:style-name="T23">https://graphcdn.io/features</text:span></text:a><text:span text:style-name="T24">. [Geraadpleegd op 8 november 2021].</text:span></text:p>
      <text:p text:style-name="Standaard"><text:bookmark-end text:name="_Hlk87286396"/><text:a xlink:href="https://javascript.plainenglish.io/introducing-quell-caching-solution-for-graphql-4579bdb4e231" office:target-frame-name="_top" xlink:show="replace"><text:span text:style-name="T25">https://javascript.plainenglish.io/introduc</text:span><text:bookmark-start text:name="_Hlt87286404"/><text:bookmark-start text:name="_Hlt87286405"/><text:span text:style-name="T26">i</text:span><text:bookmark-end text:name="_Hlt87286404"/><text:bookmark-end text:name="_Hlt87286405"/><text:span text:style-name="T27">ng-quell-caching-solution-for-graphql-4579bdb4e231</text:span></text:a><text:span text:style-name="T28"><text:s/></text:span></text:p>
      <text:p text:style-name="P29"><text:bookmark-start text:name="_Hlk87286670"/><text:span text:style-name="T30">Introducing Quell: A Better Caching Solution for GraphQL, 16 april 2021. [Online]. Beschikbaar:<text:s/></text:span><text:a xlink:href="https://javascript.plainenglish.io/introducing-quell-caching-solution-for-graphql-4579bdb4e231" office:target-frame-name="_top" xlink:show="replace"><text:span text:style-name="T31">https://javascript.plainenglish.io/introducing-quell-caching-solution-for-graphql-4579bdb4e231</text:span></text:a><text:span text:style-name="T32">. [Geraadpleegd op 8 november 2021].</text:span><text:bookmark-end text:name="_Hlk8728667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Inter" svg:font-family="Inter" style:font-family-generic="swiss" style:font-pitch="variable" svg:panose-1="2 0 8 3 0 0 0 2 0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buntu" svg:font-family="Ubuntu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style:contextual-spacing="true" fo:margin-bottom="0in" fo:line-height="100%"/>
      <style:text-properties style:font-name="Inter" style:font-name-asian="Times New Roman" fo:font-weight="bold" style:font-weight-asian="bold" style:font-weight-complex="bold" fo:letter-spacing="-0.0069in" style:letter-kerning="true" fo:font-size="18pt" style:font-size-asian="18pt" style:font-size-complex="20pt" style:text-underline-type="single" style:text-underline-style="solid" style:text-underline-width="auto" style:text-underline-mode="continuous" fo:language="nl" fo:country="NL" fo:hyphenate="false"/>
    </style:style>
    <style:style style:name="TitelChar" style:display-name="Titel Char" style:family="text" style:parent-style-name="Standaardalinea-lettertype">
      <style:text-properties style:font-name="Inter" style:font-name-asian="Times New Roman" style:font-name-complex="Times New Roman" fo:font-weight="bold" style:font-weight-asian="bold" style:font-weight-complex="bold" fo:letter-spacing="-0.0069in" style:letter-kerning="true" fo:font-size="18pt" style:font-size-asian="18pt" style:font-size-complex="20pt" style:text-underline-type="single" style:text-underline-style="solid" style:text-underline-width="auto" style:text-underline-mode="continuous" style:text-underline-color="font-color" fo:language="nl" fo:country="NL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GevolgdeHyperlink" style:display-name="GevolgdeHyperlink" style:family="text" style:parent-style-name="Standaardalinea-lettertype">
      <style:text-properties fo:color="#954F72" style:text-underline-type="single" style:text-underline-style="solid" style:text-underline-width="auto" style:text-underline-mode="continuous"/>
    </style:style>
    <style:style style:name="textlayer--absolute" style:display-name="textlayer--absolute" style:family="text" style:parent-style-name="Standaardalinea-lettertype"/>
    <style:style style:name="Lijstalinea" style:display-name="Lijstalinea" style:family="paragraph" style:parent-style-name="Standaard" style:list-style-name="LFO1">
      <style:paragraph-properties style:contextual-spacing="true" fo:margin-bottom="0.25in" fo:line-height="115%"/>
      <style:text-properties style:font-name="Calibri" style:font-name-asian="Times New Roman" style:font-name-complex="Tahoma" fo:font-size="10pt" style:font-size-asian="10pt" style:font-size-complex="8pt" fo:language="nl" fo:country="NL" style:language-asian="nl" style:country-asian="NL" fo:hyphenate="true"/>
    </style:style>
    <style:style style:name="LijstalineaChar" style:display-name="Lijstalinea Char" style:family="text" style:parent-style-name="Standaardalinea-lettertype">
      <style:text-properties style:font-name="Calibri" style:font-name-asian="Times New Roman" style:font-name-complex="Tahoma" fo:font-size="10pt" style:font-size-asian="10pt" style:font-size-complex="8pt" fo:language="nl" fo:country="NL" style:language-asian="nl" style:country-asian="NL"/>
    </style:style>
    <style:style style:name="Nadruk" style:display-name="Nadruk" style:family="text" style:parent-style-name="Standaardalinea-lettertype">
      <style:text-properties fo:color="#767171" style:font-size-complex="8pt" fo:language="nl" fo:country="B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weight="bold" style:font-weight-asian="bol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Ubuntu" style:font-name-asian="Times New Roman" style:font-name-complex="Times New Roman"/>
    </style:style>
    <style:style style:name="WW_CharLFO2LVL2" style:family="text">
      <style:text-properties style:font-name="Calibri" style:font-name-asian="Times New Roman" style:font-name-complex="Tahoma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weight="bold" style:font-weight-asian="bold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weight="bold" style:font-weight-asian="bold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weight="bold" style:font-weight-asian="bold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weight="bold" style:font-weight-asian="bold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Ubuntu"/>
      </text:list-level-style-bullet>
      <text:list-level-style-bullet text:level="2" text:style-name="WW_CharLFO2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nderbeke Niels</meta:initial-creator>
    <dc:creator>Onderbeke Niels</dc:creator>
    <meta:creation-date>2021-11-08T14:17:00Z</meta:creation-date>
    <dc:date>2021-11-08T16:58:00Z</dc:date>
    <meta:template xlink:href="Normal.dotm" xlink:type="simple"/>
    <meta:editing-cycles>4</meta:editing-cycles>
    <meta:editing-duration>PT2040S</meta:editing-duration>
    <meta:document-statistic meta:page-count="1" meta:paragraph-count="3" meta:word-count="250" meta:character-count="1678" meta:row-count="11" meta:non-whitespace-character-count="1431"/>
  </office:meta>
</office:document-meta>
</file>